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873f"/>
    </style:style>
    <style:style style:name="P2" style:family="paragraph" style:parent-style-name="Standard">
      <style:text-properties officeooo:rsid="0019873f" officeooo:paragraph-rsid="0019873f"/>
    </style:style>
    <style:style style:name="P3" style:family="paragraph" style:parent-style-name="Standard">
      <style:text-properties officeooo:paragraph-rsid="001afe25"/>
    </style:style>
    <style:style style:name="P4" style:family="paragraph" style:parent-style-name="Standard">
      <style:text-properties officeooo:paragraph-rsid="0019873f"/>
    </style:style>
    <style:style style:name="T1" style:family="text">
      <style:text-properties officeooo:rsid="0019873f"/>
    </style:style>
    <style:style style:name="T2" style:family="text">
      <style:text-properties officeooo:rsid="001af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avid Barcelo</text:span><text:span text:style-name="T1"> </text:span>, amb domicili a l’av. <text:span text:style-name="T1">Bolla </text:span>, <text:span text:style-name="T1">11</text:span> , de Maó, amb DNI núm. <text:span text:style-name="T2">12345</text:span>, telèfon <text:span text:style-name="T1">645</text:span><text:span text:style-name="T2">33</text:span><text:span text:style-name="T1">2287</text:span>, </text:p>
      <text:p text:style-name="P1"/>
      <text:p text:style-name="P1"/>
      <text:p text:style-name="P1"/>
      <text:p text:style-name="P1">EXPÒS: </text:p>
      <text:p text:style-name="P1"/>
      <text:p text:style-name="P1"/>
      <text:p text:style-name="P1">Que som llicenciada en Dret per la Universitat de les Illes Balears i treball des de fa tres anys al despatx d’advocats Planchard i Fonoll. </text:p>
      <text:p text:style-name="P1"/>
      <text:p text:style-name="P1"/>
      <text:p text:style-name="P2">I voldria solicitar que si podrieu revisar el meu expedient per formar part en les oposicións </text:p>
      <text:p text:style-name="P1"/>
      <text:p text:style-name="P1"/>
      <text:p text:style-name="P1">Que complesc tots els requisits que s’hi demanen i aport la documentació corresponent. </text:p>
      <text:p text:style-name="P1"/>
      <text:p text:style-name="P1"/>
      <text:p text:style-name="P1"/>
      <text:p text:style-name="P1">Per tot açò, </text:p>
      <text:p text:style-name="P1">SOL·LICIT: </text:p>
      <text:p text:style-name="P1"/>
      <text:p text:style-name="P1"/>
      <text:p text:style-name="P1"/>
      <text:p text:style-name="P1">Que sigui admesa aquesta sol·licitud per <text:span text:style-name="T1">concursar les opsicions 2023/20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ó, 25 de <text:span text:style-name="T1">desembre</text:span> de <text:span text:style-name="T1">20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CONCURS</text:span> <text:span text:style-name="T1">PÚBLIC DE</text:span> <text:span text:style-name="T1">OPOSICIONS</text:span> DE MAÓ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11:10.827851682</meta:creation-date>
    <dc:date>2023-11-28T13:45:51.845857674</dc:date>
    <meta:editing-duration>PT10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0" meta:character-count="585" meta:non-whitespace-character-count="488"/>
  </office:meta>
</office:document-meta>
</file>